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c1df"/>
    </style:style>
    <style:style style:name="P2" style:family="paragraph" style:parent-style-name="Standard">
      <style:text-properties style:font-name="Courier New" fo:font-size="8pt" officeooo:paragraph-rsid="0014c1df" style:font-size-asian="8pt" style:font-size-complex="8pt"/>
    </style:style>
    <style:style style:name="P3" style:family="paragraph" style:parent-style-name="Standard">
      <style:text-properties style:font-name="Courier New" fo:font-size="8pt" officeooo:paragraph-rsid="0014c1df" fo:background-color="#ffff00" style:font-size-asian="8pt" style:font-size-complex="8pt"/>
    </style:style>
    <style:style style:name="P4" style:family="paragraph" style:parent-style-name="Standard">
      <style:text-properties style:font-name="Courier New" fo:font-size="7pt" officeooo:paragraph-rsid="001692f6" style:font-size-asian="7pt" style:font-size-complex="7pt"/>
    </style:style>
    <style:style style:name="P5" style:family="paragraph" style:parent-style-name="Standard">
      <style:text-properties style:font-name="Courier New" fo:font-size="7pt" officeooo:paragraph-rsid="0017a953" style:font-size-asian="7pt" style:font-size-complex="7pt"/>
    </style:style>
    <style:style style:name="P6" style:family="paragraph" style:parent-style-name="Standard">
      <style:text-properties style:font-name="Courier New" fo:font-size="7pt" officeooo:paragraph-rsid="0017a953" fo:background-color="#ffff00" style:font-size-asian="7pt" style:font-size-complex="7pt"/>
    </style:style>
    <style:style style:name="P7" style:family="paragraph" style:parent-style-name="Standard">
      <style:text-properties fo:font-size="7pt" officeooo:paragraph-rsid="0014c1df" style:font-size-asian="7pt" style:font-size-complex="7pt"/>
    </style:style>
    <style:style style:name="T1" style:family="text">
      <style:text-properties officeooo:rsid="0014c1df"/>
    </style:style>
    <style:style style:name="T2" style:family="text">
      <style:text-properties officeooo:rsid="0014c1df" fo:background-color="#ffff00"/>
    </style:style>
    <style:style style:name="T3" style:family="text">
      <style:text-properties officeooo:rsid="001692f6" fo:background-color="#ffff00"/>
    </style:style>
    <style:style style:name="T4" style:family="text">
      <style:text-properties fo:font-weight="bold" officeooo:rsid="0014c1df" style:font-weight-asian="bold" style:font-weight-complex="bold"/>
    </style:style>
    <style:style style:name="T5" style:family="text">
      <style:text-properties fo:font-weight="bold" officeooo:rsid="001692f6" style:font-weight-asian="bold" style:font-weight-complex="bold"/>
    </style:style>
    <style:style style:name="T6" style:family="text">
      <style:text-properties fo:font-weight="bold" officeooo:rsid="0017a953" style:font-weight-asian="bold" style:font-weight-complex="bold"/>
    </style:style>
    <style:style style:name="T7" style:family="text">
      <style:text-properties officeooo:rsid="001692f6"/>
    </style:style>
    <style:style style:name="T8" style:family="text">
      <style:text-properties officeooo:rsid="0017a953"/>
    </style:style>
    <style:style style:name="T9" style:family="text">
      <style:text-properties officeooo:rsid="0017a953" fo:background-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</text:span></text:p>
      <text:p text:style-name="P4"><text:span text:style-name="T5">app_122@android:/ # mount <text:s text:c="4"/></text:span><text:span text:style-name="T7"><text:s text:c="49"/></text:span></text:p>
      <text:p text:style-name="P4"><text:span text:style-name="T7">rootfs / rootfs ro,relatime 0 0</text:span></text:p>
      <text:p text:style-name="P4"><text:span text:style-name="T7">tmpfs /dev tmpfs rw,nosuid,relatime,mode=755 0 0</text:span></text:p>
      <text:p text:style-name="P4"><text:span text:style-name="T7">devpts /dev/pts devpts rw,relatime,mode=600 0 0</text:span></text:p>
      <text:p text:style-name="P4"><text:span text:style-name="T7">proc /proc proc rw,relatime 0 0</text:span></text:p>
      <text:p text:style-name="P4"><text:span text:style-name="T7">sysfs /sys sysfs rw,relatime 0 0</text:span></text:p>
      <text:p text:style-name="P4"><text:span text:style-name="T7">none /acct cgroup rw,relatime,cpuacct 0 0</text:span></text:p>
      <text:p text:style-name="P4"><text:span text:style-name="T7">tmpfs /mnt/asec tmpfs rw,relatime,mode=755,gid=1000 0 0</text:span></text:p>
      <text:p text:style-name="P4"><text:span text:style-name="T7">tmpfs /mnt/obb tmpfs rw,relatime,mode=755,gid=1000 0 0</text:span></text:p>
      <text:p text:style-name="P4"><text:span text:style-name="T7">none /dev/cpuctl cgroup rw,relatime,cpu 0 0</text:span></text:p>
      <text:p text:style-name="P4"><text:span text:style-name="T7">/dev/block/mmcblk0p9 /system ext4 rw,noatime,barrier=1,data=ordered 0 0</text:span></text:p>
      <text:p text:style-name="P4"><text:span text:style-name="T7">/dev/block/mmcblk0p7 /cache ext4 rw,nosuid,nodev,noatime,barrier=1,data=ordered 0 0</text:span></text:p>
      <text:p text:style-name="P4"><text:span text:style-name="T7">/dev/block/mmcblk0p1 /efs ext4 rw,nosuid,nodev,noatime,barrier=1,data=ordered 0 0</text:span></text:p>
      <text:p text:style-name="P4"><text:span text:style-name="T7">/dev/block/mmcblk0p10 /data ext4 rw,nosuid,nodev,noatime,barrier=1,data=ordered,noauto_da_alloc 0 0</text:span></text:p>
      <text:p text:style-name="P4"><text:span text:style-name="T7">/dev/block/mmcblk0p4 /mnt/.lfs j4fs rw,relatime 0 0</text:span></text:p>
      <text:p text:style-name="P4"><text:span text:style-name="T7">/sys/kernel/debug /sys/kernel/debug debugfs rw,relatime 0 0</text:span></text:p>
      <text:p text:style-name="P4"><text:span text:style-name="T7">/dev/block/vold/259:3 /mnt/sdcard vfat rw,dirsync,nosuid,nodev,noexec,noatime,nodiratime,uid=1000,gid=1015,fmask=0002,dmask=0002,allow_utime=0020,codepage=cp437,iocharset=iso8859-1,shortname=mixed,utf8,errors=remount-ro 0 0</text:span></text:p>
      <text:p text:style-name="P4"><text:span text:style-name="T7">tmpfs /mnt/sdcard/external_sd tmpfs rw,dirsync,nosuid,nodev,noexec,noatime,nodiratime,size=0k,mode=755,gid=1000 0 0</text:span></text:p>
      <text:p text:style-name="P4"><text:span text:style-name="T7">tmpfs /mnt/sdcard/usbStorage tmpfs rw,dirsync,nosuid,nodev,noexec,noatime,nodiratime,size=0k,mode=755,gid=1000 0 0</text:span></text:p>
      <text:p text:style-name="P4"><text:span text:style-name="T3">/dev/block/vold/179:25 /mnt/sdcard/external_sd vfat</text:span><text:span text:style-name="T7"> rw,dirsync,nosuid,nodev,noexec,noatime,nodiratime,uid=1000,gid=1023,fmask=0002,dmask=0002,allow_utime=0020,codepage=cp437,iocharset=iso8859-1,shortname=mixed,utf8,errors=remount-ro 0 0</text:span></text:p>
      <text:p text:style-name="P4"><text:span text:style-name="T7">/dev/block/vold/179:25 /mnt/secure/asec vfat rw,dirsync,nosuid,nodev,noexec,noatime,nodiratime,uid=1000,gid=1023,fmask=0002,dmask=0002,allow_utime=0020,codepage=cp437,iocharset=iso8859-1,shortname=mixed,utf8,errors=remount-ro 0 0</text:span></text:p>
      <text:p text:style-name="P4"><text:span text:style-name="T7">tmpfs /mnt/sdcard/external_sd/.android_secure tmpfs ro,relatime,size=0k,mode=000 0 0</text:span></text:p>
      <text:p text:style-name="P7"><text:span text:style-name="T1"></text:span></text:p>
      <text:p text:style-name="P1"><text:span text:style-name="T1"></text:span></text:p>
      <text:p text:style-name="P5"><text:span text:style-name="T6">app_122@android:/ # ls /dev/block/ -l <text:s text:c="2"/></text:span><text:span text:style-name="T8"><text:s text:c="39"/></text:span></text:p>
      <text:p text:style-name="P5"><text:span text:style-name="T8">brw------- root <text:s text:c="4"/>root <text:s text:c="6"/>7, <text:s text:c="2"/>0 2013-12-03 11:42 loop0</text:span></text:p>
      <text:p text:style-name="P5"><text:span text:style-name="T8">brw------- root <text:s text:c="4"/>root <text:s text:c="6"/>7, <text:s text:c="2"/>1 2013-12-03 11:42 loop1</text:span></text:p>
      <text:p text:style-name="P5"><text:span text:style-name="T8">brw------- root <text:s text:c="4"/>root <text:s text:c="6"/>7, <text:s text:c="2"/>2 2013-12-03 11:42 loop2</text:span></text:p>
      <text:p text:style-name="P5"><text:span text:style-name="T8">brw------- root <text:s text:c="4"/>root <text:s text:c="6"/>7, <text:s text:c="2"/>3 2013-12-03 11:42 loop3</text:span></text:p>
      <text:p text:style-name="P5"><text:span text:style-name="T8">brw------- root <text:s text:c="4"/>root <text:s text:c="6"/>7, <text:s text:c="2"/>4 2013-12-03 11:42 loop4</text:span></text:p>
      <text:p text:style-name="P5"><text:span text:style-name="T8">brw------- root <text:s text:c="4"/>root <text:s text:c="6"/>7, <text:s text:c="2"/>5 2013-12-03 11:42 loop5</text:span></text:p>
      <text:p text:style-name="P5"><text:span text:style-name="T8">brw------- root <text:s text:c="4"/>root <text:s text:c="6"/>7, <text:s text:c="2"/>6 2013-12-03 11:42 loop6</text:span></text:p>
      <text:p text:style-name="P5"><text:span text:style-name="T8">brw------- root <text:s text:c="4"/>root <text:s text:c="6"/>7, <text:s text:c="2"/>7 2013-12-03 11:42 loop7</text:span></text:p>
      <text:p text:style-name="P5"><text:span text:style-name="T8">brw------- root <text:s text:c="4"/>root <text:s text:c="4"/>179, <text:s text:c="2"/>0 2013-12-03 11:42 mmcblk0</text:span></text:p>
      <text:p text:style-name="P5"><text:span text:style-name="T8">brw------- root <text:s text:c="4"/>root <text:s text:c="4"/>179, <text:s text:c="2"/>8 2013-12-03 11:42 mmcblk0boot0</text:span></text:p>
      <text:p text:style-name="P5"><text:span text:style-name="T8">brw------- root <text:s text:c="4"/>root <text:s text:c="4"/>179, <text:s/>16 2013-12-03 11:42 mmcblk0boot1</text:span></text:p>
      <text:p text:style-name="P5"><text:span text:style-name="T8">brw------- root <text:s text:c="4"/>root <text:s text:c="4"/>179, <text:s text:c="2"/>1 2013-12-03 11:42 mmcblk0p1</text:span></text:p>
      <text:p text:style-name="P5"><text:span text:style-name="T8">brw------- root <text:s text:c="4"/>root <text:s text:c="4"/>259, <text:s text:c="2"/>2 2013-12-03 11:42 mmcblk0p10</text:span></text:p>
      <text:p text:style-name="P5"><text:span text:style-name="T8">brw------- root <text:s text:c="4"/>root <text:s text:c="4"/>259, <text:s text:c="2"/>3 2013-12-03 11:42 mmcblk0p11</text:span></text:p>
      <text:p text:style-name="P5"><text:span text:style-name="T8">brw------- root <text:s text:c="4"/>root <text:s text:c="4"/>259, <text:s text:c="2"/>4 2013-12-03 11:42 mmcblk0p12</text:span></text:p>
      <text:p text:style-name="P5"><text:span text:style-name="T8">brw------- root <text:s text:c="4"/>root <text:s text:c="4"/>179, <text:s text:c="2"/>2 2013-12-03 11:42 mmcblk0p2</text:span></text:p>
      <text:p text:style-name="P5"><text:span text:style-name="T8">brw------- root <text:s text:c="4"/>root <text:s text:c="4"/>179, <text:s text:c="2"/>3 2013-12-03 11:42 mmcblk0p3</text:span></text:p>
      <text:p text:style-name="P5"><text:span text:style-name="T8">brw------- root <text:s text:c="4"/>root <text:s text:c="4"/>179, <text:s text:c="2"/>4 2013-12-03 11:42 mmcblk0p4</text:span></text:p>
      <text:p text:style-name="P5"><text:span text:style-name="T8">brw------- root <text:s text:c="4"/>root <text:s text:c="4"/>179, <text:s text:c="2"/>5 2013-12-03 11:42 mmcblk0p5</text:span></text:p>
      <text:p text:style-name="P5"><text:span text:style-name="T8">brw------- root <text:s text:c="4"/>root <text:s text:c="4"/>179, <text:s text:c="2"/>6 2013-12-03 11:42 mmcblk0p6</text:span></text:p>
      <text:p text:style-name="P5"><text:span text:style-name="T8">brw------- root <text:s text:c="4"/>root <text:s text:c="4"/>179, <text:s text:c="2"/>7 2013-12-03 11:42 mmcblk0p7</text:span></text:p>
      <text:p text:style-name="P5"><text:span text:style-name="T8">brw-rw---- system <text:s text:c="2"/>radio <text:s text:c="3"/>259, <text:s text:c="2"/>0 2013-12-03 11:42 mmcblk0p8</text:span></text:p>
      <text:p text:style-name="P5"><text:span text:style-name="T8">brw------- root <text:s text:c="4"/>root <text:s text:c="4"/>259, <text:s text:c="2"/>1 2013-12-03 11:42 mmcblk0p9</text:span></text:p>
      <text:p text:style-name="P5"><text:span text:style-name="T8">brw------- root <text:s text:c="4"/>root <text:s text:c="4"/>179, <text:s/>24 2013-12-03 11:42 mmcblk1</text:span></text:p>
      <text:p text:style-name="P6"><text:span text:style-name="T8">brw------- root <text:s text:c="4"/>root <text:s text:c="4"/>179, <text:s/>25 2013-12-03 11:42 mmcblk1p1</text:span></text:p>
      <text:p text:style-name="P5"><text:span text:style-name="T9">brw------- root <text:s text:c="4"/>root <text:s text:c="4"/>179, <text:s/>26 2013-12-03 11:42 mmcblk1p2</text:span><text:span text:style-name="T8"></text:span></text:p>
      <text:p text:style-name="P5"><text:span text:style-name="T8">drwxr-xr-x root <text:s text:c="4"/>root <text:s text:c="13"/>2013-12-03 11:42 platform</text:span></text:p>
      <text:p text:style-name="P5"><text:span text:style-name="T8">brw------- root <text:s text:c="4"/>root <text:s text:c="6"/>1, <text:s text:c="2"/>0 2013-12-03 11:42 ram0</text:span></text:p>
      <text:p text:style-name="P5"><text:span text:style-name="T8">brw------- root <text:s text:c="4"/>root <text:s text:c="6"/>1, <text:s text:c="2"/>1 2013-12-03 11:42 ram1</text:span></text:p>
      <text:p text:style-name="P5"><text:span text:style-name="T8">brw------- root <text:s text:c="4"/>root <text:s text:c="6"/>1, <text:s/>10 2013-12-03 11:42 ram10</text:span></text:p>
      <text:p text:style-name="P5"><text:span text:style-name="T8">brw------- root <text:s text:c="4"/>root <text:s text:c="6"/>1, <text:s/>11 2013-12-03 11:42 ram11</text:span></text:p>
      <text:p text:style-name="P5"><text:span text:style-name="T8">brw------- root <text:s text:c="4"/>root <text:s text:c="6"/>1, <text:s/>12 2013-12-03 11:42 ram12</text:span></text:p>
      <text:p text:style-name="P5"><text:span text:style-name="T8">brw------- root <text:s text:c="4"/>root <text:s text:c="6"/>1, <text:s/>13 2013-12-03 11:42 ram13</text:span></text:p>
      <text:p text:style-name="P5"><text:span text:style-name="T8">brw------- root <text:s text:c="4"/>root <text:s text:c="6"/>1, <text:s/>14 2013-12-03 11:42 ram14</text:span></text:p>
      <text:p text:style-name="P5"><text:span text:style-name="T8">brw------- root <text:s text:c="4"/>root <text:s text:c="6"/>1, <text:s/>15 2013-12-03 11:42 ram15</text:span></text:p>
      <text:p text:style-name="P5"><text:span text:style-name="T8">brw------- root <text:s text:c="4"/>root <text:s text:c="6"/>1, <text:s text:c="2"/>2 2013-12-03 11:42 ram2</text:span></text:p>
      <text:p text:style-name="P5"><text:span text:style-name="T8">brw------- root <text:s text:c="4"/>root <text:s text:c="6"/>1, <text:s text:c="2"/>3 2013-12-03 11:42 ram3</text:span></text:p>
      <text:p text:style-name="P5"><text:span text:style-name="T8">brw------- root <text:s text:c="4"/>root <text:s text:c="6"/>1, <text:s text:c="2"/>4 2013-12-03 11:42 ram4</text:span></text:p>
      <text:p text:style-name="P5"><text:span text:style-name="T8">brw------- root <text:s text:c="4"/>root <text:s text:c="6"/>1, <text:s text:c="2"/>5 2013-12-03 11:42 ram5</text:span></text:p>
      <text:p text:style-name="P5"><text:span text:style-name="T8">brw------- root <text:s text:c="4"/>root <text:s text:c="6"/>1, <text:s text:c="2"/>6 2013-12-03 11:42 ram6</text:span></text:p>
      <text:p text:style-name="P5"><text:span text:style-name="T8">brw------- root <text:s text:c="4"/>root <text:s text:c="6"/>1, <text:s text:c="2"/>7 2013-12-03 11:42 ram7</text:span></text:p>
      <text:p text:style-name="P5"><text:span text:style-name="T8">brw------- root <text:s text:c="4"/>root <text:s text:c="6"/>1, <text:s text:c="2"/>8 2013-12-03 11:42 ram8</text:span></text:p>
      <text:p text:style-name="P5"><text:span text:style-name="T8">brw------- root <text:s text:c="4"/>root <text:s text:c="6"/>1, <text:s text:c="2"/>9 2013-12-03 11:42 ram9</text:span></text:p>
      <text:p text:style-name="P5"><text:span text:style-name="T8">drwxr-xr-x root <text:s text:c="4"/>root <text:s text:c="13"/>2013-12-03 11:42 vold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1:21:56</meta:creation-date>
    <dc:date>2013-12-03T11:46:54</dc:date>
    <meta:editing-duration>PT23M38S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1" meta:paragraph-count="70" meta:word-count="482" meta:character-count="4763" meta:non-whitespace-character-count="3694"/>
  </office:meta>
</office:document-meta>
</file>